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93cm"/>
    </style:style>
    <style:style style:name="co2" style:family="table-column">
      <style:table-column-properties fo:break-before="auto" style:column-width="0.967cm"/>
    </style:style>
    <style:style style:name="co3" style:family="table-column">
      <style:table-column-properties fo:break-before="auto" style:column-width="1.09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2.699cm"/>
    </style:style>
    <style:style style:name="co6" style:family="table-column">
      <style:table-column-properties fo:break-before="auto" style:column-width="2.15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ayf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1016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32000" calcext:value-type="float">
            <text:p>432000</text:p>
          </table:table-cell>
          <table:table-cell office:value-type="float" office:value="20487.358736" calcext:value-type="float">
            <text:p>20487,358736</text:p>
          </table:table-cell>
          <table:table-cell office:value-type="float" office:value="587.188641" calcext:value-type="float">
            <text:p>587,188641</text:p>
          </table:table-cell>
          <table:table-cell office:value-type="float" office:value="-15213.312813" calcext:value-type="float">
            <text:p>-15213,312813</text:p>
          </table:table-cell>
          <table:table-cell office:value-type="float" office:value="113.589565" calcext:value-type="float">
            <text:p>113,58956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32900" calcext:value-type="float">
            <text:p>432900</text:p>
          </table:table-cell>
          <table:table-cell office:value-type="float" office:value="18530.241083" calcext:value-type="float">
            <text:p>18530,241083</text:p>
          </table:table-cell>
          <table:table-cell office:value-type="float" office:value="1120.601251" calcext:value-type="float">
            <text:p>1120,601251</text:p>
          </table:table-cell>
          <table:table-cell office:value-type="float" office:value="-17512.376719" calcext:value-type="float">
            <text:p>-17512,376719</text:p>
          </table:table-cell>
          <table:table-cell office:value-type="float" office:value="113.591169" calcext:value-type="float">
            <text:p>113,591169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33800" calcext:value-type="float">
            <text:p>433800</text:p>
          </table:table-cell>
          <table:table-cell office:value-type="float" office:value="16379.751315" calcext:value-type="float">
            <text:p>16379,751315</text:p>
          </table:table-cell>
          <table:table-cell office:value-type="float" office:value="1907.034975" calcext:value-type="float">
            <text:p>1907,034975</text:p>
          </table:table-cell>
          <table:table-cell office:value-type="float" office:value="-19471.798856" calcext:value-type="float">
            <text:p>-19471,798856</text:p>
          </table:table-cell>
          <table:table-cell office:value-type="float" office:value="113.592016" calcext:value-type="float">
            <text:p>113,59201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34700" calcext:value-type="float">
            <text:p>434700</text:p>
          </table:table-cell>
          <table:table-cell office:value-type="float" office:value="14102.112778" calcext:value-type="float">
            <text:p>14102,112778</text:p>
          </table:table-cell>
          <table:table-cell office:value-type="float" office:value="2955.649502" calcext:value-type="float">
            <text:p>2955,649502</text:p>
          </table:table-cell>
          <table:table-cell office:value-type="float" office:value="-21053.404332" calcext:value-type="float">
            <text:p>-21053,404332</text:p>
          </table:table-cell>
          <table:table-cell office:value-type="float" office:value="113.592803" calcext:value-type="float">
            <text:p>113,59280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35600" calcext:value-type="float">
            <text:p>435600</text:p>
          </table:table-cell>
          <table:table-cell office:value-type="float" office:value="11765.864906" calcext:value-type="float">
            <text:p>11765,864906</text:p>
          </table:table-cell>
          <table:table-cell office:value-type="float" office:value="4262.764024" calcext:value-type="float">
            <text:p>4262,764024</text:p>
          </table:table-cell>
          <table:table-cell office:value-type="float" office:value="-22226.307569" calcext:value-type="float">
            <text:p>-22226,307569</text:p>
          </table:table-cell>
          <table:table-cell office:value-type="float" office:value="113.59458" calcext:value-type="float">
            <text:p>113,5945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36500" calcext:value-type="float">
            <text:p>436500</text:p>
          </table:table-cell>
          <table:table-cell office:value-type="float" office:value="9439.140616" calcext:value-type="float">
            <text:p>9439,140616</text:p>
          </table:table-cell>
          <table:table-cell office:value-type="float" office:value="5811.779145" calcext:value-type="float">
            <text:p>5811,779145</text:p>
          </table:table-cell>
          <table:table-cell office:value-type="float" office:value="-22967.52349" calcext:value-type="float">
            <text:p>-22967,52349</text:p>
          </table:table-cell>
          <table:table-cell office:value-type="float" office:value="113.595986" calcext:value-type="float">
            <text:p>113,595986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37400" calcext:value-type="float">
            <text:p>437400</text:p>
          </table:table-cell>
          <table:table-cell office:value-type="float" office:value="7186.97233" calcext:value-type="float">
            <text:p>7186,97233</text:p>
          </table:table-cell>
          <table:table-cell office:value-type="float" office:value="7573.650915" calcext:value-type="float">
            <text:p>7573,650915</text:p>
          </table:table-cell>
          <table:table-cell office:value-type="float" office:value="-23262.428305" calcext:value-type="float">
            <text:p>-23262,428305</text:p>
          </table:table-cell>
          <table:table-cell office:value-type="float" office:value="113.597292" calcext:value-type="float">
            <text:p>113,597292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38300" calcext:value-type="float">
            <text:p>438300</text:p>
          </table:table-cell>
          <table:table-cell office:value-type="float" office:value="5068.738544" calcext:value-type="float">
            <text:p>5068,738544</text:p>
          </table:table-cell>
          <table:table-cell office:value-type="float" office:value="9507.899794" calcext:value-type="float">
            <text:p>9507,899794</text:p>
          </table:table-cell>
          <table:table-cell office:value-type="float" office:value="-23105.06011" calcext:value-type="float">
            <text:p>-23105,06011</text:p>
          </table:table-cell>
          <table:table-cell office:value-type="float" office:value="113.597886" calcext:value-type="float">
            <text:p>113,59788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39200" calcext:value-type="float">
            <text:p>439200</text:p>
          </table:table-cell>
          <table:table-cell office:value-type="float" office:value="3135.857349" calcext:value-type="float">
            <text:p>3135,857349</text:p>
          </table:table-cell>
          <table:table-cell office:value-type="float" office:value="11564.114933" calcext:value-type="float">
            <text:p>11564,114933</text:p>
          </table:table-cell>
          <table:table-cell office:value-type="float" office:value="-22498.252355" calcext:value-type="float">
            <text:p>-22498,252355</text:p>
          </table:table-cell>
          <table:table-cell office:value-type="float" office:value="113.598941" calcext:value-type="float">
            <text:p>113,598941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40100" calcext:value-type="float">
            <text:p>440100</text:p>
          </table:table-cell>
          <table:table-cell office:value-type="float" office:value="1429.823365" calcext:value-type="float">
            <text:p>1429,823365</text:p>
          </table:table-cell>
          <table:table-cell office:value-type="float" office:value="13683.893114" calcext:value-type="float">
            <text:p>13683,893114</text:p>
          </table:table-cell>
          <table:table-cell office:value-type="float" office:value="-21453.59631" calcext:value-type="float">
            <text:p>-21453,59631</text:p>
          </table:table-cell>
          <table:table-cell office:value-type="float" office:value="113.599808" calcext:value-type="float">
            <text:p>113,599808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41000" calcext:value-type="float">
            <text:p>441000</text:p>
          </table:table-cell>
          <table:table-cell office:value-type="float" office:value="-19.329483" calcext:value-type="float">
            <text:p>-19,329483</text:p>
          </table:table-cell>
          <table:table-cell office:value-type="float" office:value="15803.133042" calcext:value-type="float">
            <text:p>15803,133042</text:p>
          </table:table-cell>
          <table:table-cell office:value-type="float" office:value="-19991.231861" calcext:value-type="float">
            <text:p>-19991,231861</text:p>
          </table:table-cell>
          <table:table-cell office:value-type="float" office:value="113.600584" calcext:value-type="float">
            <text:p>113,600584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41900" calcext:value-type="float">
            <text:p>441900</text:p>
          </table:table-cell>
          <table:table-cell office:value-type="float" office:value="-1194.074506" calcext:value-type="float">
            <text:p>-1194,074506</text:p>
          </table:table-cell>
          <table:table-cell office:value-type="float" office:value="17854.590173" calcext:value-type="float">
            <text:p>17854,590173</text:p>
          </table:table-cell>
          <table:table-cell office:value-type="float" office:value="-18139.469312" calcext:value-type="float">
            <text:p>-18139,469312</text:p>
          </table:table-cell>
          <table:table-cell office:value-type="float" office:value="113.601751" calcext:value-type="float">
            <text:p>113,601751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42800" calcext:value-type="float">
            <text:p>442800</text:p>
          </table:table-cell>
          <table:table-cell office:value-type="float" office:value="-2089.903787" calcext:value-type="float">
            <text:p>-2089,903787</text:p>
          </table:table-cell>
          <table:table-cell office:value-type="float" office:value="19770.58562" calcext:value-type="float">
            <text:p>19770,58562</text:p>
          </table:table-cell>
          <table:table-cell office:value-type="float" office:value="-15934.248282" calcext:value-type="float">
            <text:p>-15934,248282</text:p>
          </table:table-cell>
          <table:table-cell office:value-type="float" office:value="113.60271" calcext:value-type="float">
            <text:p>113,60271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43700" calcext:value-type="float">
            <text:p>443700</text:p>
          </table:table-cell>
          <table:table-cell office:value-type="float" office:value="-2715.282891" calcext:value-type="float">
            <text:p>-2715,282891</text:p>
          </table:table-cell>
          <table:table-cell office:value-type="float" office:value="21485.755452" calcext:value-type="float">
            <text:p>21485,755452</text:p>
          </table:table-cell>
          <table:table-cell office:value-type="float" office:value="-13418.44325" calcext:value-type="float">
            <text:p>-13418,44325</text:p>
          </table:table-cell>
          <table:table-cell office:value-type="float" office:value="113.603952" calcext:value-type="float">
            <text:p>113,603952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44600" calcext:value-type="float">
            <text:p>444600</text:p>
          </table:table-cell>
          <table:table-cell office:value-type="float" office:value="-3091.05064" calcext:value-type="float">
            <text:p>-3091,05064</text:p>
          </table:table-cell>
          <table:table-cell office:value-type="float" office:value="22939.724272" calcext:value-type="float">
            <text:p>22939,724272</text:p>
          </table:table-cell>
          <table:table-cell office:value-type="float" office:value="-10641.028651" calcext:value-type="float">
            <text:p>-10641,028651</text:p>
          </table:table-cell>
          <table:table-cell office:value-type="float" office:value="113.605026" calcext:value-type="float">
            <text:p>113,605026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45500" calcext:value-type="float">
            <text:p>445500</text:p>
          </table:table-cell>
          <table:table-cell office:value-type="float" office:value="-3249.289644" calcext:value-type="float">
            <text:p>-3249,289644</text:p>
          </table:table-cell>
          <table:table-cell office:value-type="float" office:value="24079.589591" calcext:value-type="float">
            <text:p>24079,589591</text:p>
          </table:table-cell>
          <table:table-cell office:value-type="float" office:value="-7656.119704" calcext:value-type="float">
            <text:p>-7656,119704</text:p>
          </table:table-cell>
          <table:table-cell office:value-type="float" office:value="113.605892" calcext:value-type="float">
            <text:p>113,605892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46400" calcext:value-type="float">
            <text:p>446400</text:p>
          </table:table-cell>
          <table:table-cell office:value-type="float" office:value="-3231.716122" calcext:value-type="float">
            <text:p>-3231,716122</text:p>
          </table:table-cell>
          <table:table-cell office:value-type="float" office:value="24862.11106" calcext:value-type="float">
            <text:p>24862,11106</text:p>
          </table:table-cell>
          <table:table-cell office:value-type="float" office:value="-4521.908048" calcext:value-type="float">
            <text:p>-4521,908048</text:p>
          </table:table-cell>
          <table:table-cell office:value-type="float" office:value="113.606977" calcext:value-type="float">
            <text:p>113,606977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47300" calcext:value-type="float">
            <text:p>447300</text:p>
          </table:table-cell>
          <table:table-cell office:value-type="float" office:value="-3087.658443" calcext:value-type="float">
            <text:p>-3087,658443</text:p>
          </table:table-cell>
          <table:table-cell office:value-type="float" office:value="25255.510973" calcext:value-type="float">
            <text:p>25255,510973</text:p>
          </table:table-cell>
          <table:table-cell office:value-type="float" office:value="-1299.513916" calcext:value-type="float">
            <text:p>-1299,513916</text:p>
          </table:table-cell>
          <table:table-cell office:value-type="float" office:value="113.608088" calcext:value-type="float">
            <text:p>113,608088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48200" calcext:value-type="float">
            <text:p>448200</text:p>
          </table:table-cell>
          <table:table-cell office:value-type="float" office:value="-2871.711744" calcext:value-type="float">
            <text:p>-2871,711744</text:p>
          </table:table-cell>
          <table:table-cell office:value-type="float" office:value="25240.808903" calcext:value-type="float">
            <text:p>25240,808903</text:p>
          </table:table-cell>
          <table:table-cell office:value-type="float" office:value="1948.221417" calcext:value-type="float">
            <text:p>1948,221417</text:p>
          </table:table-cell>
          <table:table-cell office:value-type="float" office:value="113.609602" calcext:value-type="float">
            <text:p>113,609602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49100" calcext:value-type="float">
            <text:p>449100</text:p>
          </table:table-cell>
          <table:table-cell office:value-type="float" office:value="-2641.170084" calcext:value-type="float">
            <text:p>-2641,170084</text:p>
          </table:table-cell>
          <table:table-cell office:value-type="float" office:value="24812.633416" calcext:value-type="float">
            <text:p>24812,633416</text:p>
          </table:table-cell>
          <table:table-cell office:value-type="float" office:value="5157.977638" calcext:value-type="float">
            <text:p>5157,977638</text:p>
          </table:table-cell>
          <table:table-cell office:value-type="float" office:value="113.610936" calcext:value-type="float">
            <text:p>113,610936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50000" calcext:value-type="float">
            <text:p>450000</text:p>
          </table:table-cell>
          <table:table-cell office:value-type="float" office:value="-2453.347221" calcext:value-type="float">
            <text:p>-2453,347221</text:p>
          </table:table-cell>
          <table:table-cell office:value-type="float" office:value="23979.476313" calcext:value-type="float">
            <text:p>23979,476313</text:p>
          </table:table-cell>
          <table:table-cell office:value-type="float" office:value="8267.205789" calcext:value-type="float">
            <text:p>8267,205789</text:p>
          </table:table-cell>
          <table:table-cell office:value-type="float" office:value="113.612389" calcext:value-type="float">
            <text:p>113,612389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50900" calcext:value-type="float">
            <text:p>450900</text:p>
          </table:table-cell>
          <table:table-cell office:value-type="float" office:value="-2362.901782" calcext:value-type="float">
            <text:p>-2362,901782</text:p>
          </table:table-cell>
          <table:table-cell office:value-type="float" office:value="22763.379011" calcext:value-type="float">
            <text:p>22763,379011</text:p>
          </table:table-cell>
          <table:table-cell office:value-type="float" office:value="11215.360872" calcext:value-type="float">
            <text:p>11215,360872</text:p>
          </table:table-cell>
          <table:table-cell office:value-type="float" office:value="113.61391" calcext:value-type="float">
            <text:p>113,61391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51800" calcext:value-type="float">
            <text:p>451800</text:p>
          </table:table-cell>
          <table:table-cell office:value-type="float" office:value="-2419.28212" calcext:value-type="float">
            <text:p>-2419,28212</text:p>
          </table:table-cell>
          <table:table-cell office:value-type="float" office:value="21199.065129" calcext:value-type="float">
            <text:p>21199,065129</text:p>
          </table:table-cell>
          <table:table-cell office:value-type="float" office:value="13945.091083" calcext:value-type="float">
            <text:p>13945,091083</text:p>
          </table:table-cell>
          <table:table-cell office:value-type="float" office:value="113.615084" calcext:value-type="float">
            <text:p>113,615084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52700" calcext:value-type="float">
            <text:p>452700</text:p>
          </table:table-cell>
          <table:table-cell office:value-type="float" office:value="-2664.400597" calcext:value-type="float">
            <text:p>-2664,400597</text:p>
          </table:table-cell>
          <table:table-cell office:value-type="float" office:value="19332.557092" calcext:value-type="float">
            <text:p>19332,557092</text:p>
          </table:table-cell>
          <table:table-cell office:value-type="float" office:value="16403.35937" calcext:value-type="float">
            <text:p>16403,35937</text:p>
          </table:table-cell>
          <table:table-cell office:value-type="float" office:value="113.616524" calcext:value-type="float">
            <text:p>113,616524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53600" calcext:value-type="float">
            <text:p>453600</text:p>
          </table:table-cell>
          <table:table-cell office:value-type="float" office:value="-3130.636682" calcext:value-type="float">
            <text:p>-3130,636682</text:p>
          </table:table-cell>
          <table:table-cell office:value-type="float" office:value="17219.336468" calcext:value-type="float">
            <text:p>17219,336468</text:p>
          </table:table-cell>
          <table:table-cell office:value-type="float" office:value="18542.474872" calcext:value-type="float">
            <text:p>18542,474872</text:p>
          </table:table-cell>
          <table:table-cell office:value-type="float" office:value="113.617374" calcext:value-type="float">
            <text:p>113,617374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54500" calcext:value-type="float">
            <text:p>454500</text:p>
          </table:table-cell>
          <table:table-cell office:value-type="float" office:value="-3839.253678" calcext:value-type="float">
            <text:p>-3839,253678</text:p>
          </table:table-cell>
          <table:table-cell office:value-type="float" office:value="14922.126825" calcext:value-type="float">
            <text:p>14922,126825</text:p>
          </table:table-cell>
          <table:table-cell office:value-type="float" office:value="20321.014152" calcext:value-type="float">
            <text:p>20321,014152</text:p>
          </table:table-cell>
          <table:table-cell office:value-type="float" office:value="113.618205" calcext:value-type="float">
            <text:p>113,618205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55400" calcext:value-type="float">
            <text:p>455400</text:p>
          </table:table-cell>
          <table:table-cell office:value-type="float" office:value="-4799.295755" calcext:value-type="float">
            <text:p>-4799,295755</text:p>
          </table:table-cell>
          <table:table-cell office:value-type="float" office:value="12508.393403" calcext:value-type="float">
            <text:p>12508,393403</text:p>
          </table:table-cell>
          <table:table-cell office:value-type="float" office:value="21704.614886" calcext:value-type="float">
            <text:p>21704,614886</text:p>
          </table:table-cell>
          <table:table-cell office:value-type="float" office:value="113.619615" calcext:value-type="float">
            <text:p>113,619615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56300" calcext:value-type="float">
            <text:p>456300</text:p>
          </table:table-cell>
          <table:table-cell office:value-type="float" office:value="-6007.01125" calcext:value-type="float">
            <text:p>-6007,01125</text:p>
          </table:table-cell>
          <table:table-cell office:value-type="float" office:value="10047.665124" calcext:value-type="float">
            <text:p>10047,665124</text:p>
          </table:table-cell>
          <table:table-cell office:value-type="float" office:value="22666.627687" calcext:value-type="float">
            <text:p>22666,627687</text:p>
          </table:table-cell>
          <table:table-cell office:value-type="float" office:value="113.620691" calcext:value-type="float">
            <text:p>113,620691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57200" calcext:value-type="float">
            <text:p>457200</text:p>
          </table:table-cell>
          <table:table-cell office:value-type="float" office:value="-7445.825664" calcext:value-type="float">
            <text:p>-7445,825664</text:p>
          </table:table-cell>
          <table:table-cell office:value-type="float" office:value="7608.791139" calcext:value-type="float">
            <text:p>7608,791139</text:p>
          </table:table-cell>
          <table:table-cell office:value-type="float" office:value="23188.614887" calcext:value-type="float">
            <text:p>23188,614887</text:p>
          </table:table-cell>
          <table:table-cell office:value-type="float" office:value="113.621376" calcext:value-type="float">
            <text:p>113,621376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58100" calcext:value-type="float">
            <text:p>458100</text:p>
          </table:table-cell>
          <table:table-cell office:value-type="float" office:value="-9086.864651" calcext:value-type="float">
            <text:p>-9086,864651</text:p>
          </table:table-cell>
          <table:table-cell office:value-type="float" office:value="5257.245986" calcext:value-type="float">
            <text:p>5257,245986</text:p>
          </table:table-cell>
          <table:table-cell office:value-type="float" office:value="23260.688325" calcext:value-type="float">
            <text:p>23260,688325</text:p>
          </table:table-cell>
          <table:table-cell office:value-type="float" office:value="113.622619" calcext:value-type="float">
            <text:p>113,622619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59000" calcext:value-type="float">
            <text:p>459000</text:p>
          </table:table-cell>
          <table:table-cell office:value-type="float" office:value="-10890.004297" calcext:value-type="float">
            <text:p>-10890,004297</text:p>
          </table:table-cell>
          <table:table-cell office:value-type="float" office:value="3052.594559" calcext:value-type="float">
            <text:p>3052,594559</text:p>
          </table:table-cell>
          <table:table-cell office:value-type="float" office:value="22881.681357" calcext:value-type="float">
            <text:p>22881,681357</text:p>
          </table:table-cell>
          <table:table-cell office:value-type="float" office:value="113.623418" calcext:value-type="float">
            <text:p>113,623418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59900" calcext:value-type="float">
            <text:p>459900</text:p>
          </table:table-cell>
          <table:table-cell office:value-type="float" office:value="-12805.404242" calcext:value-type="float">
            <text:p>-12805,404242</text:p>
          </table:table-cell>
          <table:table-cell office:value-type="float" office:value="1046.220714" calcext:value-type="float">
            <text:p>1046,220714</text:p>
          </table:table-cell>
          <table:table-cell office:value-type="float" office:value="22059.153437" calcext:value-type="float">
            <text:p>22059,153437</text:p>
          </table:table-cell>
          <table:table-cell office:value-type="float" office:value="113.625316" calcext:value-type="float">
            <text:p>113,625316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60800" calcext:value-type="float">
            <text:p>460800</text:p>
          </table:table-cell>
          <table:table-cell office:value-type="float" office:value="-14775.459426" calcext:value-type="float">
            <text:p>-14775,459426</text:p>
          </table:table-cell>
          <table:table-cell office:value-type="float" office:value="-720.588223" calcext:value-type="float">
            <text:p>-720,588223</text:p>
          </table:table-cell>
          <table:table-cell office:value-type="float" office:value="20809.228558" calcext:value-type="float">
            <text:p>20809,228558</text:p>
          </table:table-cell>
          <table:table-cell office:value-type="float" office:value="113.626638" calcext:value-type="float">
            <text:p>113,626638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61700" calcext:value-type="float">
            <text:p>461700</text:p>
          </table:table-cell>
          <table:table-cell office:value-type="float" office:value="-16737.089234" calcext:value-type="float">
            <text:p>-16737,089234</text:p>
          </table:table-cell>
          <table:table-cell office:value-type="float" office:value="-2218.123868" calcext:value-type="float">
            <text:p>-2218,123868</text:p>
          </table:table-cell>
          <table:table-cell office:value-type="float" office:value="19156.271762" calcext:value-type="float">
            <text:p>19156,271762</text:p>
          </table:table-cell>
          <table:table-cell office:value-type="float" office:value="113.627719" calcext:value-type="float">
            <text:p>113,627719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62600" calcext:value-type="float">
            <text:p>462600</text:p>
          </table:table-cell>
          <table:table-cell office:value-type="float" office:value="-18624.269202" calcext:value-type="float">
            <text:p>-18624,269202</text:p>
          </table:table-cell>
          <table:table-cell office:value-type="float" office:value="-3429.247109" calcext:value-type="float">
            <text:p>-3429,247109</text:p>
          </table:table-cell>
          <table:table-cell office:value-type="float" office:value="17132.41055" calcext:value-type="float">
            <text:p>17132,41055</text:p>
          </table:table-cell>
          <table:table-cell office:value-type="float" office:value="113.628714" calcext:value-type="float">
            <text:p>113,628714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63500" calcext:value-type="float">
            <text:p>463500</text:p>
          </table:table-cell>
          <table:table-cell office:value-type="float" office:value="-20370.700675" calcext:value-type="float">
            <text:p>-20370,700675</text:p>
          </table:table-cell>
          <table:table-cell office:value-type="float" office:value="-4349.847688" calcext:value-type="float">
            <text:p>-4349,847688</text:p>
          </table:table-cell>
          <table:table-cell office:value-type="float" office:value="14776.910682" calcext:value-type="float">
            <text:p>14776,910682</text:p>
          </table:table-cell>
          <table:table-cell office:value-type="float" office:value="113.629636" calcext:value-type="float">
            <text:p>113,62963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64400" calcext:value-type="float">
            <text:p>464400</text:p>
          </table:table-cell>
          <table:table-cell office:value-type="float" office:value="-21912.508317" calcext:value-type="float">
            <text:p>-21912,508317</text:p>
          </table:table-cell>
          <table:table-cell office:value-type="float" office:value="-4988.756178" calcext:value-type="float">
            <text:p>-4988,756178</text:p>
          </table:table-cell>
          <table:table-cell office:value-type="float" office:value="12135.418192" calcext:value-type="float">
            <text:p>12135,418192</text:p>
          </table:table-cell>
          <table:table-cell office:value-type="float" office:value="113.630628" calcext:value-type="float">
            <text:p>113,630628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65300" calcext:value-type="float">
            <text:p>465300</text:p>
          </table:table-cell>
          <table:table-cell office:value-type="float" office:value="-23190.854259" calcext:value-type="float">
            <text:p>-23190,854259</text:p>
          </table:table-cell>
          <table:table-cell office:value-type="float" office:value="-5367.113977" calcext:value-type="float">
            <text:p>-5367,113977</text:p>
          </table:table-cell>
          <table:table-cell office:value-type="float" office:value="9259.081741" calcext:value-type="float">
            <text:p>9259,081741</text:p>
          </table:table-cell>
          <table:table-cell office:value-type="float" office:value="113.632268" calcext:value-type="float">
            <text:p>113,632268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66200" calcext:value-type="float">
            <text:p>466200</text:p>
          </table:table-cell>
          <table:table-cell office:value-type="float" office:value="-24154.36107" calcext:value-type="float">
            <text:p>-24154,36107</text:p>
          </table:table-cell>
          <table:table-cell office:value-type="float" office:value="-5517.22905" calcext:value-type="float">
            <text:p>-5517,22905</text:p>
          </table:table-cell>
          <table:table-cell office:value-type="float" office:value="6203.57149" calcext:value-type="float">
            <text:p>6203,57149</text:p>
          </table:table-cell>
          <table:table-cell office:value-type="float" office:value="113.633265" calcext:value-type="float">
            <text:p>113,633265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67100" calcext:value-type="float">
            <text:p>467100</text:p>
          </table:table-cell>
          <table:table-cell office:value-type="float" office:value="-24761.243476" calcext:value-type="float">
            <text:p>-24761,243476</text:p>
          </table:table-cell>
          <table:table-cell office:value-type="float" office:value="-5480.966269" calcext:value-type="float">
            <text:p>-5480,966269</text:p>
          </table:table-cell>
          <table:table-cell office:value-type="float" office:value="3028.012521" calcext:value-type="float">
            <text:p>3028,012521</text:p>
          </table:table-cell>
          <table:table-cell office:value-type="float" office:value="113.634414" calcext:value-type="float">
            <text:p>113,634414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68000" calcext:value-type="float">
            <text:p>468000</text:p>
          </table:table-cell>
          <table:table-cell office:value-type="float" office:value="-24981.060568" calcext:value-type="float">
            <text:p>-24981,060568</text:p>
          </table:table-cell>
          <table:table-cell office:value-type="float" office:value="-5307.740245" calcext:value-type="float">
            <text:p>-5307,740245</text:p>
          </table:table-cell>
          <table:table-cell office:value-type="float" office:value="-206.147574" calcext:value-type="float">
            <text:p>-206,147574</text:p>
          </table:table-cell>
          <table:table-cell office:value-type="float" office:value="113.635255" calcext:value-type="float">
            <text:p>113,635255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68900" calcext:value-type="float">
            <text:p>468900</text:p>
          </table:table-cell>
          <table:table-cell office:value-type="float" office:value="-24796.015694" calcext:value-type="float">
            <text:p>-24796,015694</text:p>
          </table:table-cell>
          <table:table-cell office:value-type="float" office:value="-5052.194974" calcext:value-type="float">
            <text:p>-5052,194974</text:p>
          </table:table-cell>
          <table:table-cell office:value-type="float" office:value="-3436.316008" calcext:value-type="float">
            <text:p>-3436,316008</text:p>
          </table:table-cell>
          <table:table-cell office:value-type="float" office:value="113.636362" calcext:value-type="float">
            <text:p>113,636362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69800" calcext:value-type="float">
            <text:p>469800</text:p>
          </table:table-cell>
          <table:table-cell office:value-type="float" office:value="-24201.749597" calcext:value-type="float">
            <text:p>-24201,749597</text:p>
          </table:table-cell>
          <table:table-cell office:value-type="float" office:value="-4771.667542" calcext:value-type="float">
            <text:p>-4771,667542</text:p>
          </table:table-cell>
          <table:table-cell office:value-type="float" office:value="-6599.955161" calcext:value-type="float">
            <text:p>-6599,955161</text:p>
          </table:table-cell>
          <table:table-cell office:value-type="float" office:value="113.637022" calcext:value-type="float">
            <text:p>113,637022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70700" calcext:value-type="float">
            <text:p>470700</text:p>
          </table:table-cell>
          <table:table-cell office:value-type="float" office:value="-23207.593325" calcext:value-type="float">
            <text:p>-23207,593325</text:p>
          </table:table-cell>
          <table:table-cell office:value-type="float" office:value="-4523.542264" calcext:value-type="float">
            <text:p>-4523,542264</text:p>
          </table:table-cell>
          <table:table-cell office:value-type="float" office:value="-9635.783589" calcext:value-type="float">
            <text:p>-9635,783589</text:p>
          </table:table-cell>
          <table:table-cell office:value-type="float" office:value="113.637836" calcext:value-type="float">
            <text:p>113,637836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71600" calcext:value-type="float">
            <text:p>471600</text:p>
          </table:table-cell>
          <table:table-cell office:value-type="float" office:value="-21836.269482" calcext:value-type="float">
            <text:p>-21836,269482</text:p>
          </table:table-cell>
          <table:table-cell office:value-type="float" office:value="-4362.606247" calcext:value-type="float">
            <text:p>-4362,606247</text:p>
          </table:table-cell>
          <table:table-cell office:value-type="float" office:value="-12484.955127" calcext:value-type="float">
            <text:p>-12484,955127</text:p>
          </table:table-cell>
          <table:table-cell office:value-type="float" office:value="113.638932" calcext:value-type="float">
            <text:p>113,638932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72500" calcext:value-type="float">
            <text:p>472500</text:p>
          </table:table-cell>
          <table:table-cell office:value-type="float" office:value="-20123.052789" calcext:value-type="float">
            <text:p>-20123,052789</text:p>
          </table:table-cell>
          <table:table-cell office:value-type="float" office:value="-4338.51739" calcext:value-type="float">
            <text:p>-4338,51739</text:p>
          </table:table-cell>
          <table:table-cell office:value-type="float" office:value="-15092.193754" calcext:value-type="float">
            <text:p>-15092,193754</text:p>
          </table:table-cell>
          <table:table-cell office:value-type="float" office:value="113.639991" calcext:value-type="float">
            <text:p>113,639991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73400" calcext:value-type="float">
            <text:p>473400</text:p>
          </table:table-cell>
          <table:table-cell office:value-type="float" office:value="-18114.423817" calcext:value-type="float">
            <text:p>-18114,423817</text:p>
          </table:table-cell>
          <table:table-cell office:value-type="float" office:value="-4493.491703" calcext:value-type="float">
            <text:p>-4493,491703</text:p>
          </table:table-cell>
          <table:table-cell office:value-type="float" office:value="-17406.862707" calcext:value-type="float">
            <text:p>-17406,862707</text:p>
          </table:table-cell>
          <table:table-cell office:value-type="float" office:value="113.640918" calcext:value-type="float">
            <text:p>113,640918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74300" calcext:value-type="float">
            <text:p>474300</text:p>
          </table:table-cell>
          <table:table-cell office:value-type="float" office:value="-15866.270545" calcext:value-type="float">
            <text:p>-15866,270545</text:p>
          </table:table-cell>
          <table:table-cell office:value-type="float" office:value="-4860.30776" calcext:value-type="float">
            <text:p>-4860,30776</text:p>
          </table:table-cell>
          <table:table-cell office:value-type="float" office:value="-19383.947408" calcext:value-type="float">
            <text:p>-19383,947408</text:p>
          </table:table-cell>
          <table:table-cell office:value-type="float" office:value="113.642489" calcext:value-type="float">
            <text:p>113,642489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75200" calcext:value-type="float">
            <text:p>475200</text:p>
          </table:table-cell>
          <table:table-cell office:value-type="float" office:value="-13441.710965" calcext:value-type="float">
            <text:p>-13441,710965</text:p>
          </table:table-cell>
          <table:table-cell office:value-type="float" office:value="-5460.713176" calcext:value-type="float">
            <text:p>-5460,713176</text:p>
          </table:table-cell>
          <table:table-cell office:value-type="float" office:value="-20984.93322" calcext:value-type="float">
            <text:p>-20984,93322</text:p>
          </table:table-cell>
          <table:table-cell office:value-type="float" office:value="113.643396" calcext:value-type="float">
            <text:p>113,643396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76100" calcext:value-type="float">
            <text:p>476100</text:p>
          </table:table-cell>
          <table:table-cell office:value-type="float" office:value="-10908.626007" calcext:value-type="float">
            <text:p>-10908,626007</text:p>
          </table:table-cell>
          <table:table-cell office:value-type="float" office:value="-6304.301581" calcext:value-type="float">
            <text:p>-6304,301581</text:p>
          </table:table-cell>
          <table:table-cell office:value-type="float" office:value="-22178.560918" calcext:value-type="float">
            <text:p>-22178,560918</text:p>
          </table:table-cell>
          <table:table-cell office:value-type="float" office:value="113.644363" calcext:value-type="float">
            <text:p>113,644363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77000" calcext:value-type="float">
            <text:p>477000</text:p>
          </table:table-cell>
          <table:table-cell office:value-type="float" office:value="-8337.004174" calcext:value-type="float">
            <text:p>-8337,004174</text:p>
          </table:table-cell>
          <table:table-cell office:value-type="float" office:value="-7387.909175" calcext:value-type="float">
            <text:p>-7387,909175</text:p>
          </table:table-cell>
          <table:table-cell office:value-type="float" office:value="-22941.44491" calcext:value-type="float">
            <text:p>-22941,44491</text:p>
          </table:table-cell>
          <table:table-cell office:value-type="float" office:value="113.645736" calcext:value-type="float">
            <text:p>113,645736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77900" calcext:value-type="float">
            <text:p>477900</text:p>
          </table:table-cell>
          <table:table-cell office:value-type="float" office:value="-5796.20739" calcext:value-type="float">
            <text:p>-5796,20739</text:p>
          </table:table-cell>
          <table:table-cell office:value-type="float" office:value="-8695.558452" calcext:value-type="float">
            <text:p>-8695,558452</text:p>
          </table:table-cell>
          <table:table-cell office:value-type="float" office:value="-23258.541623" calcext:value-type="float">
            <text:p>-23258,541623</text:p>
          </table:table-cell>
          <table:table-cell office:value-type="float" office:value="113.647068" calcext:value-type="float">
            <text:p>113,647068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78800" calcext:value-type="float">
            <text:p>478800</text:p>
          </table:table-cell>
          <table:table-cell office:value-type="float" office:value="-3352.271138" calcext:value-type="float">
            <text:p>-3352,271138</text:p>
          </table:table-cell>
          <table:table-cell office:value-type="float" office:value="-10198.953919" calcext:value-type="float">
            <text:p>-10198,953919</text:p>
          </table:table-cell>
          <table:table-cell office:value-type="float" office:value="-23123.458135" calcext:value-type="float">
            <text:p>-23123,458135</text:p>
          </table:table-cell>
          <table:table-cell office:value-type="float" office:value="113.648265" calcext:value-type="float">
            <text:p>113,648265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79700" calcext:value-type="float">
            <text:p>479700</text:p>
          </table:table-cell>
          <table:table-cell office:value-type="float" office:value="-1065.350934" calcext:value-type="float">
            <text:p>-1065,350934</text:p>
          </table:table-cell>
          <table:table-cell office:value-type="float" office:value="-11858.511539" calcext:value-type="float">
            <text:p>-11858,511539</text:p>
          </table:table-cell>
          <table:table-cell office:value-type="float" office:value="-22538.59398" calcext:value-type="float">
            <text:p>-22538,59398</text:p>
          </table:table-cell>
          <table:table-cell office:value-type="float" office:value="113.64932" calcext:value-type="float">
            <text:p>113,64932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80600" calcext:value-type="float">
            <text:p>480600</text:p>
          </table:table-cell>
          <table:table-cell office:value-type="float" office:value="1012.578519" calcext:value-type="float">
            <text:p>1012,578519</text:p>
          </table:table-cell>
          <table:table-cell office:value-type="float" office:value="-13624.88107" calcext:value-type="float">
            <text:p>-13624,88107</text:p>
          </table:table-cell>
          <table:table-cell office:value-type="float" office:value="-21515.112081" calcext:value-type="float">
            <text:p>-21515,112081</text:p>
          </table:table-cell>
          <table:table-cell office:value-type="float" office:value="113.65007" calcext:value-type="float">
            <text:p>113,65007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81500" calcext:value-type="float">
            <text:p>481500</text:p>
          </table:table-cell>
          <table:table-cell office:value-type="float" office:value="2839.675285" calcext:value-type="float">
            <text:p>2839,675285</text:p>
          </table:table-cell>
          <table:table-cell office:value-type="float" office:value="-15440.899488" calcext:value-type="float">
            <text:p>-15440,899488</text:p>
          </table:table-cell>
          <table:table-cell office:value-type="float" office:value="-20072.738004" calcext:value-type="float">
            <text:p>-20072,738004</text:p>
          </table:table-cell>
          <table:table-cell office:value-type="float" office:value="113.650813" calcext:value-type="float">
            <text:p>113,650813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82400" calcext:value-type="float">
            <text:p>482400</text:p>
          </table:table-cell>
          <table:table-cell office:value-type="float" office:value="4385.751338" calcext:value-type="float">
            <text:p>4385,751338</text:p>
          </table:table-cell>
          <table:table-cell office:value-type="float" office:value="-17243.895038" calcext:value-type="float">
            <text:p>-17243,895038</text:p>
          </table:table-cell>
          <table:table-cell office:value-type="float" office:value="-18239.390016" calcext:value-type="float">
            <text:p>-18239,390016</text:p>
          </table:table-cell>
          <table:table-cell office:value-type="float" office:value="113.652138" calcext:value-type="float">
            <text:p>113,652138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83300" calcext:value-type="float">
            <text:p>483300</text:p>
          </table:table-cell>
          <table:table-cell office:value-type="float" office:value="5633.298768" calcext:value-type="float">
            <text:p>5633,298768</text:p>
          </table:table-cell>
          <table:table-cell office:value-type="float" office:value="-18968.246096" calcext:value-type="float">
            <text:p>-18968,246096</text:p>
          </table:table-cell>
          <table:table-cell office:value-type="float" office:value="-16050.645884" calcext:value-type="float">
            <text:p>-16050,645884</text:p>
          </table:table-cell>
          <table:table-cell office:value-type="float" office:value="113.653544" calcext:value-type="float">
            <text:p>113,653544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84200" calcext:value-type="float">
            <text:p>484200</text:p>
          </table:table-cell>
          <table:table-cell office:value-type="float" office:value="6577.977666" calcext:value-type="float">
            <text:p>6577,977666</text:p>
          </table:table-cell>
          <table:table-cell office:value-type="float" office:value="-20548.08755" calcext:value-type="float">
            <text:p>-20548,08755</text:p>
          </table:table-cell>
          <table:table-cell office:value-type="float" office:value="-13549.055782" calcext:value-type="float">
            <text:p>-13549,055782</text:p>
          </table:table-cell>
          <table:table-cell office:value-type="float" office:value="113.654661" calcext:value-type="float">
            <text:p>113,654661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85100" calcext:value-type="float">
            <text:p>485100</text:p>
          </table:table-cell>
          <table:table-cell office:value-type="float" office:value="7228.54504" calcext:value-type="float">
            <text:p>7228,54504</text:p>
          </table:table-cell>
          <table:table-cell office:value-type="float" office:value="-21920.050459" calcext:value-type="float">
            <text:p>-21920,050459</text:p>
          </table:table-cell>
          <table:table-cell office:value-type="float" office:value="-10783.314047" calcext:value-type="float">
            <text:p>-10783,314047</text:p>
          </table:table-cell>
          <table:table-cell office:value-type="float" office:value="113.655251" calcext:value-type="float">
            <text:p>113,655251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86000" calcext:value-type="float">
            <text:p>486000</text:p>
          </table:table-cell>
          <table:table-cell office:value-type="float" office:value="7606.227975" calcext:value-type="float">
            <text:p>7606,227975</text:p>
          </table:table-cell>
          <table:table-cell office:value-type="float" office:value="-23025.918682" calcext:value-type="float">
            <text:p>-23025,918682</text:p>
          </table:table-cell>
          <table:table-cell office:value-type="float" office:value="-7807.305795" calcext:value-type="float">
            <text:p>-7807,305795</text:p>
          </table:table-cell>
          <table:table-cell office:value-type="float" office:value="113.656772" calcext:value-type="float">
            <text:p>113,656772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86900" calcext:value-type="float">
            <text:p>486900</text:p>
          </table:table-cell>
          <table:table-cell office:value-type="float" office:value="7743.568116" calcext:value-type="float">
            <text:p>7743,568116</text:p>
          </table:table-cell>
          <table:table-cell office:value-type="float" office:value="-23815.089181" calcext:value-type="float">
            <text:p>-23815,089181</text:p>
          </table:table-cell>
          <table:table-cell office:value-type="float" office:value="-4679.047344" calcext:value-type="float">
            <text:p>-4679,047344</text:p>
          </table:table-cell>
          <table:table-cell office:value-type="float" office:value="113.657717" calcext:value-type="float">
            <text:p>113,657717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87800" calcext:value-type="float">
            <text:p>487800</text:p>
          </table:table-cell>
          <table:table-cell office:value-type="float" office:value="7682.787433" calcext:value-type="float">
            <text:p>7682,787433</text:p>
          </table:table-cell>
          <table:table-cell office:value-type="float" office:value="-24246.730682" calcext:value-type="float">
            <text:p>-24246,730682</text:p>
          </table:table-cell>
          <table:table-cell office:value-type="float" office:value="-1459.542022" calcext:value-type="float">
            <text:p>-1459,542022</text:p>
          </table:table-cell>
          <table:table-cell office:value-type="float" office:value="113.659011" calcext:value-type="float">
            <text:p>113,659011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88700" calcext:value-type="float">
            <text:p>488700</text:p>
          </table:table-cell>
          <table:table-cell office:value-type="float" office:value="7473.746005" calcext:value-type="float">
            <text:p>7473,746005</text:p>
          </table:table-cell>
          <table:table-cell office:value-type="float" office:value="-24291.548133" calcext:value-type="float">
            <text:p>-24291,548133</text:p>
          </table:table-cell>
          <table:table-cell office:value-type="float" office:value="1788.424977" calcext:value-type="float">
            <text:p>1788,424977</text:p>
          </table:table-cell>
          <table:table-cell office:value-type="float" office:value="113.660185" calcext:value-type="float">
            <text:p>113,660185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89600" calcext:value-type="float">
            <text:p>489600</text:p>
          </table:table-cell>
          <table:table-cell office:value-type="float" office:value="7171.580276" calcext:value-type="float">
            <text:p>7171,580276</text:p>
          </table:table-cell>
          <table:table-cell office:value-type="float" office:value="-23933.077247" calcext:value-type="float">
            <text:p>-23933,077247</text:p>
          </table:table-cell>
          <table:table-cell office:value-type="float" office:value="5001.527491" calcext:value-type="float">
            <text:p>5001,527491</text:p>
          </table:table-cell>
          <table:table-cell office:value-type="float" office:value="113.661682" calcext:value-type="float">
            <text:p>113,661682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90500" calcext:value-type="float">
            <text:p>490500</text:p>
          </table:table-cell>
          <table:table-cell office:value-type="float" office:value="6834.124072" calcext:value-type="float">
            <text:p>6834,124072</text:p>
          </table:table-cell>
          <table:table-cell office:value-type="float" office:value="-23168.453709" calcext:value-type="float">
            <text:p>-23168,453709</text:p>
          </table:table-cell>
          <table:table-cell office:value-type="float" office:value="8117.149006" calcext:value-type="float">
            <text:p>8117,149006</text:p>
          </table:table-cell>
          <table:table-cell office:value-type="float" office:value="113.662654" calcext:value-type="float">
            <text:p>113,662654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91400" calcext:value-type="float">
            <text:p>491400</text:p>
          </table:table-cell>
          <table:table-cell office:value-type="float" office:value="6519.223908" calcext:value-type="float">
            <text:p>6519,223908</text:p>
          </table:table-cell>
          <table:table-cell office:value-type="float" office:value="-22008.624362" calcext:value-type="float">
            <text:p>-22008,624362</text:p>
          </table:table-cell>
          <table:table-cell office:value-type="float" office:value="11074.616794" calcext:value-type="float">
            <text:p>11074,616794</text:p>
          </table:table-cell>
          <table:table-cell office:value-type="float" office:value="113.663775" calcext:value-type="float">
            <text:p>113,663775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92300" calcext:value-type="float">
            <text:p>492300</text:p>
          </table:table-cell>
          <table:table-cell office:value-type="float" office:value="6282.064464" calcext:value-type="float">
            <text:p>6282,064464</text:p>
          </table:table-cell>
          <table:table-cell office:value-type="float" office:value="-20477.991809" calcext:value-type="float">
            <text:p>-20477,991809</text:p>
          </table:table-cell>
          <table:table-cell office:value-type="float" office:value="13816.393937" calcext:value-type="float">
            <text:p>13816,393937</text:p>
          </table:table-cell>
          <table:table-cell office:value-type="float" office:value="113.664151" calcext:value-type="float">
            <text:p>113,664151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93200" calcext:value-type="float">
            <text:p>493200</text:p>
          </table:table-cell>
          <table:table-cell office:value-type="float" office:value="6172.619183" calcext:value-type="float">
            <text:p>6172,619183</text:p>
          </table:table-cell>
          <table:table-cell office:value-type="float" office:value="-18613.508238" calcext:value-type="float">
            <text:p>-18613,508238</text:p>
          </table:table-cell>
          <table:table-cell office:value-type="float" office:value="16289.204859" calcext:value-type="float">
            <text:p>16289,204859</text:p>
          </table:table-cell>
          <table:table-cell office:value-type="float" office:value="113.665565" calcext:value-type="float">
            <text:p>113,665565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94100" calcext:value-type="float">
            <text:p>494100</text:p>
          </table:table-cell>
          <table:table-cell office:value-type="float" office:value="6233.335131" calcext:value-type="float">
            <text:p>6233,335131</text:p>
          </table:table-cell>
          <table:table-cell office:value-type="float" office:value="-16463.257783" calcext:value-type="float">
            <text:p>-16463,257783</text:p>
          </table:table-cell>
          <table:table-cell office:value-type="float" office:value="18445.071786" calcext:value-type="float">
            <text:p>18445,071786</text:p>
          </table:table-cell>
          <table:table-cell office:value-type="float" office:value="113.666814" calcext:value-type="float">
            <text:p>113,666814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95000" calcext:value-type="float">
            <text:p>495000</text:p>
          </table:table-cell>
          <table:table-cell office:value-type="float" office:value="6497.150565" calcext:value-type="float">
            <text:p>6497,150565</text:p>
          </table:table-cell>
          <table:table-cell office:value-type="float" office:value="-14084.588301" calcext:value-type="float">
            <text:p>-14084,588301</text:p>
          </table:table-cell>
          <table:table-cell office:value-type="float" office:value="20242.241934" calcext:value-type="float">
            <text:p>20242,241934</text:p>
          </table:table-cell>
          <table:table-cell office:value-type="float" office:value="113.667666" calcext:value-type="float">
            <text:p>113,667666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95900" calcext:value-type="float">
            <text:p>495900</text:p>
          </table:table-cell>
          <table:table-cell office:value-type="float" office:value="6985.92895" calcext:value-type="float">
            <text:p>6985,92895</text:p>
          </table:table-cell>
          <table:table-cell office:value-type="float" office:value="-11541.872153" calcext:value-type="float">
            <text:p>-11541,872153</text:p>
          </table:table-cell>
          <table:table-cell office:value-type="float" office:value="21645.987925" calcext:value-type="float">
            <text:p>21645,987925</text:p>
          </table:table-cell>
          <table:table-cell office:value-type="float" office:value="113.669571" calcext:value-type="float">
            <text:p>113,669571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96800" calcext:value-type="float">
            <text:p>496800</text:p>
          </table:table-cell>
          <table:table-cell office:value-type="float" office:value="7709.374932" calcext:value-type="float">
            <text:p>7709,374932</text:p>
          </table:table-cell>
          <table:table-cell office:value-type="float" office:value="-8903.990656" calcext:value-type="float">
            <text:p>-8903,990656</text:p>
          </table:table-cell>
          <table:table-cell office:value-type="float" office:value="22629.266953" calcext:value-type="float">
            <text:p>22629,266953</text:p>
          </table:table-cell>
          <table:table-cell office:value-type="float" office:value="113.670827" calcext:value-type="float">
            <text:p>113,670827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97700" calcext:value-type="float">
            <text:p>497700</text:p>
          </table:table-cell>
          <table:table-cell office:value-type="float" office:value="8664.477023" calcext:value-type="float">
            <text:p>8664,477023</text:p>
          </table:table-cell>
          <table:table-cell office:value-type="float" office:value="-6241.647777" calcext:value-type="float">
            <text:p>-6241,647777</text:p>
          </table:table-cell>
          <table:table-cell office:value-type="float" office:value="23173.227361" calcext:value-type="float">
            <text:p>23173,227361</text:p>
          </table:table-cell>
          <table:table-cell office:value-type="float" office:value="113.67242" calcext:value-type="float">
            <text:p>113,67242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98600" calcext:value-type="float">
            <text:p>498600</text:p>
          </table:table-cell>
          <table:table-cell office:value-type="float" office:value="9835.49935" calcext:value-type="float">
            <text:p>9835,49935</text:p>
          </table:table-cell>
          <table:table-cell office:value-type="float" office:value="-3624.624957" calcext:value-type="float">
            <text:p>-3624,624957</text:p>
          </table:table-cell>
          <table:table-cell office:value-type="float" office:value="23267.554511" calcext:value-type="float">
            <text:p>23267,554511</text:p>
          </table:table-cell>
          <table:table-cell office:value-type="float" office:value="113.673568" calcext:value-type="float">
            <text:p>113,673568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499500" calcext:value-type="float">
            <text:p>499500</text:p>
          </table:table-cell>
          <table:table-cell office:value-type="float" office:value="11194.521733" calcext:value-type="float">
            <text:p>11194,521733</text:p>
          </table:table-cell>
          <table:table-cell office:value-type="float" office:value="-1119.090608" calcext:value-type="float">
            <text:p>-1119,090608</text:p>
          </table:table-cell>
          <table:table-cell office:value-type="float" office:value="22910.651026" calcext:value-type="float">
            <text:p>22910,651026</text:p>
          </table:table-cell>
          <table:table-cell office:value-type="float" office:value="113.675017" calcext:value-type="float">
            <text:p>113,675017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500400" calcext:value-type="float">
            <text:p>500400</text:p>
          </table:table-cell>
          <table:table-cell office:value-type="float" office:value="12702.504574" calcext:value-type="float">
            <text:p>12702,504574</text:p>
          </table:table-cell>
          <table:table-cell office:value-type="float" office:value="1214.925235" calcext:value-type="float">
            <text:p>1214,925235</text:p>
          </table:table-cell>
          <table:table-cell office:value-type="float" office:value="22109.64957" calcext:value-type="float">
            <text:p>22109,64957</text:p>
          </table:table-cell>
          <table:table-cell office:value-type="float" office:value="113.675923" calcext:value-type="float">
            <text:p>113,675923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501300" calcext:value-type="float">
            <text:p>501300</text:p>
          </table:table-cell>
          <table:table-cell office:value-type="float" office:value="14310.833383" calcext:value-type="float">
            <text:p>14310,833383</text:p>
          </table:table-cell>
          <table:table-cell office:value-type="float" office:value="3325.788101" calcext:value-type="float">
            <text:p>3325,788101</text:p>
          </table:table-cell>
          <table:table-cell office:value-type="float" office:value="20880.259355" calcext:value-type="float">
            <text:p>20880,259355</text:p>
          </table:table-cell>
          <table:table-cell office:value-type="float" office:value="113.676695" calcext:value-type="float">
            <text:p>113,676695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502200" calcext:value-type="float">
            <text:p>502200</text:p>
          </table:table-cell>
          <table:table-cell office:value-type="float" office:value="15963.278189" calcext:value-type="float">
            <text:p>15963,278189</text:p>
          </table:table-cell>
          <table:table-cell office:value-type="float" office:value="5172.156688" calcext:value-type="float">
            <text:p>5172,156688</text:p>
          </table:table-cell>
          <table:table-cell office:value-type="float" office:value="19246.450408" calcext:value-type="float">
            <text:p>19246,450408</text:p>
          </table:table-cell>
          <table:table-cell office:value-type="float" office:value="113.678313" calcext:value-type="float">
            <text:p>113,678313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503100" calcext:value-type="float">
            <text:p>503100</text:p>
          </table:table-cell>
          <table:table-cell office:value-type="float" office:value="17598.286171" calcext:value-type="float">
            <text:p>17598,286171</text:p>
          </table:table-cell>
          <table:table-cell office:value-type="float" office:value="6724.444594" calcext:value-type="float">
            <text:p>6724,444594</text:p>
          </table:table-cell>
          <table:table-cell office:value-type="float" office:value="17239.982358" calcext:value-type="float">
            <text:p>17239,982358</text:p>
          </table:table-cell>
          <table:table-cell office:value-type="float" office:value="113.679247" calcext:value-type="float">
            <text:p>113,679247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504000" calcext:value-type="float">
            <text:p>504000</text:p>
          </table:table-cell>
          <table:table-cell office:value-type="float" office:value="19151.512376" calcext:value-type="float">
            <text:p>19151,512376</text:p>
          </table:table-cell>
          <table:table-cell office:value-type="float" office:value="7965.788029" calcext:value-type="float">
            <text:p>7965,788029</text:p>
          </table:table-cell>
          <table:table-cell office:value-type="float" office:value="14899.787062" calcext:value-type="float">
            <text:p>14899,787062</text:p>
          </table:table-cell>
          <table:table-cell office:value-type="float" office:value="113.679838" calcext:value-type="float">
            <text:p>113,679838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504900" calcext:value-type="float">
            <text:p>504900</text:p>
          </table:table-cell>
          <table:table-cell office:value-type="float" office:value="20558.483723" calcext:value-type="float">
            <text:p>20558,483723</text:p>
          </table:table-cell>
          <table:table-cell office:value-type="float" office:value="8892.48165" calcext:value-type="float">
            <text:p>8892,48165</text:p>
          </table:table-cell>
          <table:table-cell office:value-type="float" office:value="12271.216831" calcext:value-type="float">
            <text:p>12271,216831</text:p>
          </table:table-cell>
          <table:table-cell office:value-type="float" office:value="113.68083" calcext:value-type="float">
            <text:p>113,68083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505800" calcext:value-type="float">
            <text:p>505800</text:p>
          </table:table-cell>
          <table:table-cell office:value-type="float" office:value="21757.286128" calcext:value-type="float">
            <text:p>21757,286128</text:p>
          </table:table-cell>
          <table:table-cell office:value-type="float" office:value="9513.86653" calcext:value-type="float">
            <text:p>9513,86653</text:p>
          </table:table-cell>
          <table:table-cell office:value-type="float" office:value="9405.172255" calcext:value-type="float">
            <text:p>9405,172255</text:p>
          </table:table-cell>
          <table:table-cell office:value-type="float" office:value="113.681833" calcext:value-type="float">
            <text:p>113,681833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506700" calcext:value-type="float">
            <text:p>506700</text:p>
          </table:table-cell>
          <table:table-cell office:value-type="float" office:value="22691.163577" calcext:value-type="float">
            <text:p>22691,163577</text:p>
          </table:table-cell>
          <table:table-cell office:value-type="float" office:value="9851.67661" calcext:value-type="float">
            <text:p>9851,67661</text:p>
          </table:table-cell>
          <table:table-cell office:value-type="float" office:value="6357.125731" calcext:value-type="float">
            <text:p>6357,125731</text:p>
          </table:table-cell>
          <table:table-cell office:value-type="float" office:value="113.682684" calcext:value-type="float">
            <text:p>113,682684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507600" calcext:value-type="float">
            <text:p>507600</text:p>
          </table:table-cell>
          <table:table-cell office:value-type="float" office:value="23310.921542" calcext:value-type="float">
            <text:p>23310,921542</text:p>
          </table:table-cell>
          <table:table-cell office:value-type="float" office:value="9938.872213" calcext:value-type="float">
            <text:p>9938,872213</text:p>
          </table:table-cell>
          <table:table-cell office:value-type="float" office:value="3186.058613" calcext:value-type="float">
            <text:p>3186,058613</text:p>
          </table:table-cell>
          <table:table-cell office:value-type="float" office:value="113.683908" calcext:value-type="float">
            <text:p>113,683908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508500" calcext:value-type="float">
            <text:p>508500</text:p>
          </table:table-cell>
          <table:table-cell office:value-type="float" office:value="23577.035005" calcext:value-type="float">
            <text:p>23577,035005</text:p>
          </table:table-cell>
          <table:table-cell office:value-type="float" office:value="9818.01015" calcext:value-type="float">
            <text:p>9818,01015</text:p>
          </table:table-cell>
          <table:table-cell office:value-type="float" office:value="-46.668432" calcext:value-type="float">
            <text:p>-46,668432</text:p>
          </table:table-cell>
          <table:table-cell office:value-type="float" office:value="113.685321" calcext:value-type="float">
            <text:p>113,685321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509400" calcext:value-type="float">
            <text:p>509400</text:p>
          </table:table-cell>
          <table:table-cell office:value-type="float" office:value="23461.373345" calcext:value-type="float">
            <text:p>23461,373345</text:p>
          </table:table-cell>
          <table:table-cell office:value-type="float" office:value="9539.219064" calcext:value-type="float">
            <text:p>9539,219064</text:p>
          </table:table-cell>
          <table:table-cell office:value-type="float" office:value="-3278.49102" calcext:value-type="float">
            <text:p>-3278,49102</text:p>
          </table:table-cell>
          <table:table-cell office:value-type="float" office:value="113.687085" calcext:value-type="float">
            <text:p>113,687085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510300" calcext:value-type="float">
            <text:p>510300</text:p>
          </table:table-cell>
          <table:table-cell office:value-type="float" office:value="22948.469914" calcext:value-type="float">
            <text:p>22948,469914</text:p>
          </table:table-cell>
          <table:table-cell office:value-type="float" office:value="9157.864874" calcext:value-type="float">
            <text:p>9157,864874</text:p>
          </table:table-cell>
          <table:table-cell office:value-type="float" office:value="-6446.840781" calcext:value-type="float">
            <text:p>-6446,840781</text:p>
          </table:table-cell>
          <table:table-cell office:value-type="float" office:value="113.688751" calcext:value-type="float">
            <text:p>113,688751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511200" calcext:value-type="float">
            <text:p>511200</text:p>
          </table:table-cell>
          <table:table-cell office:value-type="float" office:value="22036.282771" calcext:value-type="float">
            <text:p>22036,282771</text:p>
          </table:table-cell>
          <table:table-cell office:value-type="float" office:value="8732.004188" calcext:value-type="float">
            <text:p>8732,004188</text:p>
          </table:table-cell>
          <table:table-cell office:value-type="float" office:value="-9490.34683" calcext:value-type="float">
            <text:p>-9490,34683</text:p>
          </table:table-cell>
          <table:table-cell office:value-type="float" office:value="113.690067" calcext:value-type="float">
            <text:p>113,690067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512100" calcext:value-type="float">
            <text:p>512100</text:p>
          </table:table-cell>
          <table:table-cell office:value-type="float" office:value="20736.414021" calcext:value-type="float">
            <text:p>20736,414021</text:p>
          </table:table-cell>
          <table:table-cell office:value-type="float" office:value="8319.732384" calcext:value-type="float">
            <text:p>8319,732384</text:p>
          </table:table-cell>
          <table:table-cell office:value-type="float" office:value="-12350.016456" calcext:value-type="float">
            <text:p>-12350,016456</text:p>
          </table:table-cell>
          <table:table-cell office:value-type="float" office:value="113.691134" calcext:value-type="float">
            <text:p>113,691134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513000" calcext:value-type="float">
            <text:p>513000</text:p>
          </table:table-cell>
          <table:table-cell office:value-type="float" office:value="19073.776924" calcext:value-type="float">
            <text:p>19073,776924</text:p>
          </table:table-cell>
          <table:table-cell office:value-type="float" office:value="7976.537372" calcext:value-type="float">
            <text:p>7976,537372</text:p>
          </table:table-cell>
          <table:table-cell office:value-type="float" office:value="-14970.372664" calcext:value-type="float">
            <text:p>-14970,372664</text:p>
          </table:table-cell>
          <table:table-cell office:value-type="float" office:value="113.692264" calcext:value-type="float">
            <text:p>113,692264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513900" calcext:value-type="float">
            <text:p>513900</text:p>
          </table:table-cell>
          <table:table-cell office:value-type="float" office:value="17085.723322" calcext:value-type="float">
            <text:p>17085,723322</text:p>
          </table:table-cell>
          <table:table-cell office:value-type="float" office:value="7752.770395" calcext:value-type="float">
            <text:p>7752,770395</text:p>
          </table:table-cell>
          <table:table-cell office:value-type="float" office:value="-17300.52701" calcext:value-type="float">
            <text:p>-17300,52701</text:p>
          </table:table-cell>
          <table:table-cell office:value-type="float" office:value="113.693728" calcext:value-type="float">
            <text:p>113,693728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514800" calcext:value-type="float">
            <text:p>514800</text:p>
          </table:table-cell>
          <table:table-cell office:value-type="float" office:value="14820.666064" calcext:value-type="float">
            <text:p>14820,666064</text:p>
          </table:table-cell>
          <table:table-cell office:value-type="float" office:value="7691.340466" calcext:value-type="float">
            <text:p>7691,340466</text:p>
          </table:table-cell>
          <table:table-cell office:value-type="float" office:value="-19295.167226" calcext:value-type="float">
            <text:p>-19295,167226</text:p>
          </table:table-cell>
          <table:table-cell office:value-type="float" office:value="113.694773" calcext:value-type="float">
            <text:p>113,694773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515700" calcext:value-type="float">
            <text:p>515700</text:p>
          </table:table-cell>
          <table:table-cell office:value-type="float" office:value="12336.251841" calcext:value-type="float">
            <text:p>12336,251841</text:p>
          </table:table-cell>
          <table:table-cell office:value-type="float" office:value="7825.729855" calcext:value-type="float">
            <text:p>7825,729855</text:p>
          </table:table-cell>
          <table:table-cell office:value-type="float" office:value="-20915.440571" calcext:value-type="float">
            <text:p>-20915,440571</text:p>
          </table:table-cell>
          <table:table-cell office:value-type="float" office:value="113.695908" calcext:value-type="float">
            <text:p>113,695908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516600" calcext:value-type="float">
            <text:p>516600</text:p>
          </table:table-cell>
          <table:table-cell office:value-type="float" office:value="9697.158713" calcext:value-type="float">
            <text:p>9697,158713</text:p>
          </table:table-cell>
          <table:table-cell office:value-type="float" office:value="8178.415076" calcext:value-type="float">
            <text:p>8178,415076</text:p>
          </table:table-cell>
          <table:table-cell office:value-type="float" office:value="-22129.715684" calcext:value-type="float">
            <text:p>-22129,715684</text:p>
          </table:table-cell>
          <table:table-cell office:value-type="float" office:value="113.697137" calcext:value-type="float">
            <text:p>113,697137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517500" calcext:value-type="float">
            <text:p>517500</text:p>
          </table:table-cell>
          <table:table-cell office:value-type="float" office:value="6972.608339" calcext:value-type="float">
            <text:p>6972,608339</text:p>
          </table:table-cell>
          <table:table-cell office:value-type="float" office:value="8759.761157" calcext:value-type="float">
            <text:p>8759,761157</text:p>
          </table:table-cell>
          <table:table-cell office:value-type="float" office:value="-22914.207842" calcext:value-type="float">
            <text:p>-22914,207842</text:p>
          </table:table-cell>
          <table:table-cell office:value-type="float" office:value="113.697896" calcext:value-type="float">
            <text:p>113,697896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8</text:p>
          </table:table-cell>
          <table:table-cell office:value-type="float" office:value="2205" calcext:value-type="float">
            <text:p>2205</text:p>
          </table:table-cell>
          <table:table-cell office:value-type="float" office:value="518400" calcext:value-type="float">
            <text:p>518400</text:p>
          </table:table-cell>
          <table:table-cell office:value-type="float" office:value="4233.694987" calcext:value-type="float">
            <text:p>4233,694987</text:p>
          </table:table-cell>
          <table:table-cell office:value-type="float" office:value="9567.437442" calcext:value-type="float">
            <text:p>9567,437442</text:p>
          </table:table-cell>
          <table:table-cell office:value-type="float" office:value="-23253.454903" calcext:value-type="float">
            <text:p>-23253,454903</text:p>
          </table:table-cell>
          <table:table-cell office:value-type="float" office:value="113.687949" calcext:value-type="float">
            <text:p>113,687949</text:p>
          </table:table-cell>
          <table:table-cell table:number-columns-repeated="1016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.00.0000</text:date>, <text:time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9T14:07:54.120000000</dc:date>
    <meta:editing-duration>PT55S</meta:editing-duration>
    <meta:editing-cycles>3</meta:editing-cycles>
    <meta:generator>LibreOffice/7.3.2.2$Windows_X86_64 LibreOffice_project/49f2b1bff42cfccbd8f788c8dc32c1c309559be0</meta:generator>
    <meta:document-statistic meta:table-count="1" meta:cell-count="776" meta:object-count="0"/>
  </office:meta>
</office:document-meta>
</file>